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ERVATORI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75 USF DR DIOGENES CAVALCANTI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ALTO DO RESERVATORIO, 00001531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14M0S" table:style-name="ce3">
            <text:p>15:14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IJANE FERREIRA</text:p>
          </table:table-cell>
          <table:table-cell office:value-type="date" office:date-value="1992-05-02T00:00:00" table:style-name="ce2">
            <text:p>02/05/1992</text:p>
          </table:table-cell>
          <table:table-cell office:value-type="string" table:style-name="ce1">
            <text:p>33 anos e 3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161.314-66</text:p>
          </table:table-cell>
          <table:table-cell office:value-type="float" office:value="706202599636460" table:style-name="ce1">
            <text:p>7,06203E+14</text:p>
          </table:table-cell>
          <table:table-cell office:value-type="string" table:style-name="ce1">
            <text:p>(81) 9904-27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unha porã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440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2" table:style-name="ce1">
            <text:p>64,2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90/64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LIN LUANA NEVES GUEDES</text:p>
          </table:table-cell>
          <table:table-cell office:value-type="date" office:date-value="2004-07-20T00:00:00" table:style-name="ce2">
            <text:p>20/07/2004</text:p>
          </table:table-cell>
          <table:table-cell office:value-type="string" table:style-name="ce1">
            <text:p>21 anos e 1 mê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2.627.574-05</text:p>
          </table:table-cell>
          <table:table-cell office:value-type="float" office:value="704605614025121" table:style-name="ce1">
            <text:p>7,04606E+14</text:p>
          </table:table-cell>
          <table:table-cell office:value-type="string" table:style-name="ce1">
            <text:p>(83) 99885-57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do reservatóri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95" table:style-name="ce1">
            <text:p>72,9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00/70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Habitual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LETÍCIA SILVA DO NASCIMENTO</text:p>
          </table:table-cell>
          <table:table-cell office:value-type="date" office:date-value="1999-08-13T00:00:00" table:style-name="ce2">
            <text:p>13/08/1999</text:p>
          </table:table-cell>
          <table:table-cell office:value-type="string" table:style-name="ce1">
            <text:p>26 ano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2.311.294-40</text:p>
          </table:table-cell>
          <table:table-cell office:value-type="float" office:value="704104261021850" table:style-name="ce1">
            <text:p>7,04104E+14</text:p>
          </table:table-cell>
          <table:table-cell office:value-type="string" table:style-name="ce1">
            <text:p>(81) 8648-97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do reservatório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95" table:style-name="ce1">
            <text:p>66,95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8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AULA SILVA MENDES DE LIMA</text:p>
          </table:table-cell>
          <table:table-cell office:value-type="date" office:date-value="2000-11-24T00:00:00" table:style-name="ce2">
            <text:p>24/11/2000</text:p>
          </table:table-cell>
          <table:table-cell office:value-type="string" table:style-name="ce1">
            <text:p>24 anos e 9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963.294-47</text:p>
          </table:table-cell>
          <table:table-cell office:value-type="float" office:value="700907947265093" table:style-name="ce1">
            <text:p>7,00908E+14</text:p>
          </table:table-cell>
          <table:table-cell office:value-type="string" table:style-name="ce1">
            <text:p>(81) 98835-77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rvela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45" table:style-name="ce1">
            <text:p>68,45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90/6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IANA MARIA PEREIRA SIQUEIRA</text:p>
          </table:table-cell>
          <table:table-cell office:value-type="date" office:date-value="1986-02-20T00:00:00" table:style-name="ce2">
            <text:p>20/02/1986</text:p>
          </table:table-cell>
          <table:table-cell office:value-type="string" table:style-name="ce1">
            <text:p>39 anos e 6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4.157.014-96</text:p>
          </table:table-cell>
          <table:table-cell office:value-type="float" office:value="700901973534793" table:style-name="ce1">
            <text:p>7,00902E+14</text:p>
          </table:table-cell>
          <table:table-cell office:value-type="string" table:style-name="ce1">
            <text:p>(81) 99346-79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josé idalino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4-04-01T00:00:00" table:style-name="ce2">
            <text:p>01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4" table:style-name="ce1">
            <text:p>11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ARA VITORIA DA SILVA</text:p>
          </table:table-cell>
          <table:table-cell office:value-type="date" office:date-value="2004-11-27T00:00:00" table:style-name="ce2">
            <text:p>27/11/2004</text:p>
          </table:table-cell>
          <table:table-cell office:value-type="string" table:style-name="ce1">
            <text:p>20 anos e 9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6.519.304-90</text:p>
          </table:table-cell>
          <table:table-cell office:value-type="float" office:value="709803066356699" table:style-name="ce1">
            <text:p>7,09803E+14</text:p>
          </table:table-cell>
          <table:table-cell office:value-type="string" table:style-name="ce1">
            <text:p>(81) 99533-2711</text:p>
          </table:table-cell>
          <table:table-cell office:value-type="string" table:style-name="ce1">
            <text:p>(81) 98562-8938</text:p>
          </table:table-cell>
          <table:table-cell office:value-type="string" table:style-name="ce1">
            <text:p>(81) 98485-46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josé idalino</text:p>
          </table:table-cell>
          <table:table-cell office:value-type="float" office:value="1419" table:style-name="ce1">
            <text:p>14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0/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HRISSIA VALESKA SALUSTIANO DE ALEXANDRE</text:p>
          </table:table-cell>
          <table:table-cell office:value-type="date" office:date-value="1997-04-30T00:00:00" table:style-name="ce2">
            <text:p>30/04/1997</text:p>
          </table:table-cell>
          <table:table-cell office:value-type="string" table:style-name="ce1">
            <text:p>28 anos e 4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1.395.484-12</text:p>
          </table:table-cell>
          <table:table-cell office:value-type="float" office:value="707004884880236" table:style-name="ce1">
            <text:p>7,07005E+14</text:p>
          </table:table-cell>
          <table:table-cell office:value-type="string" table:style-name="ce1">
            <text:p>(81) 98688-0665</text:p>
          </table:table-cell>
          <table:table-cell office:value-type="string" table:style-name="ce1">
            <text:p>(81) 3266-6787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baún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4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2" table:style-name="ce1">
            <text:p>84,2</text:p>
          </table:table-cell>
          <table:table-cell office:value-type="float" office:value="159" table:style-name="ce1">
            <text:p>159</text:p>
          </table:table-cell>
          <table:table-cell office:value-type="date" office:date-value="2021-05-05T00:00:00" table:style-name="ce2">
            <text:p>05/05/2021</text:p>
          </table:table-cell>
          <table:table-cell office:value-type="string" table:style-name="ce1">
            <text:p>111/75</text:p>
          </table:table-cell>
          <table:table-cell office:value-type="date" office:date-value="2025-01-20T00:00:00" table:style-name="ce2">
            <text:p>20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AINE KEYVINE DE SOUZA</text:p>
          </table:table-cell>
          <table:table-cell office:value-type="date" office:date-value="1995-06-18T00:00:00" table:style-name="ce2">
            <text:p>18/06/1995</text:p>
          </table:table-cell>
          <table:table-cell office:value-type="string" table:style-name="ce1">
            <text:p>30 anos e 2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3.407.744-02</text:p>
          </table:table-cell>
          <table:table-cell office:value-type="float" office:value="703007851982579" table:style-name="ce1">
            <text:p>7,03008E+14</text:p>
          </table:table-cell>
          <table:table-cell office:value-type="string" table:style-name="ce1">
            <text:p>(08) 98449-37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venâncio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23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7" table:style-name="ce1">
            <text:p>56,7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100/6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LANE DIAS DO NASCIMENTO</text:p>
          </table:table-cell>
          <table:table-cell office:value-type="date" office:date-value="1987-12-10T00:00:00" table:style-name="ce2">
            <text:p>10/12/1987</text:p>
          </table:table-cell>
          <table:table-cell office:value-type="string" table:style-name="ce1">
            <text:p>37 anos e 8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67.743.544-40</text:p>
          </table:table-cell>
          <table:table-cell office:value-type="float" office:value="709009852653316" table:style-name="ce1">
            <text:p>7,0901E+14</text:p>
          </table:table-cell>
          <table:table-cell office:value-type="string" table:style-name="ce1">
            <text:p>(81) 99360-38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 subida do marreco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3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2" table:style-name="ce1">
            <text:p>88,2</text:p>
          </table:table-cell>
          <table:table-cell office:value-type="float" office:value="172" table:style-name="ce1">
            <text:p>172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10/7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LIA DOS SANTOS DE ANDRADE</text:p>
          </table:table-cell>
          <table:table-cell office:value-type="date" office:date-value="1989-04-01T00:00:00" table:style-name="ce2">
            <text:p>01/04/1989</text:p>
          </table:table-cell>
          <table:table-cell office:value-type="string" table:style-name="ce1">
            <text:p>36 anos e 5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235.604-11</text:p>
          </table:table-cell>
          <table:table-cell office:value-type="float" office:value="707007826522937" table:style-name="ce1">
            <text:p>7,07008E+14</text:p>
          </table:table-cell>
          <table:table-cell office:value-type="string" table:style-name="ce1">
            <text:p>(81) 98106-0938</text:p>
          </table:table-cell>
          <table:table-cell office:value-type="string" table:style-name="ce1">
            <text:p>(81) 3443-6167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o marreco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65" table:style-name="ce1">
            <text:p>165</text:p>
          </table:table-cell>
          <table:table-cell office:value-type="date" office:date-value="2019-08-28T00:00:00" table:style-name="ce2">
            <text:p>28/08/2019</text:p>
          </table:table-cell>
          <table:table-cell office:value-type="string" table:style-name="ce1">
            <text:p>120/80</text:p>
          </table:table-cell>
          <table:table-cell office:value-type="date" office:date-value="2019-08-28T00:00:00" table:style-name="ce2">
            <text:p>28/08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YANE SILVA VALENTIM</text:p>
          </table:table-cell>
          <table:table-cell office:value-type="date" office:date-value="1993-08-13T00:00:00" table:style-name="ce2">
            <text:p>13/08/1993</text:p>
          </table:table-cell>
          <table:table-cell office:value-type="string" table:style-name="ce1">
            <text:p>32 ano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1.964.024-33</text:p>
          </table:table-cell>
          <table:table-cell office:value-type="float" office:value="705400456000692" table:style-name="ce1">
            <text:p>7,054E+14</text:p>
          </table:table-cell>
          <table:table-cell office:value-type="string" table:style-name="ce1">
            <text:p>(81) 98531-21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venâncio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23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110/8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BRINA DIAS DE FREITAS FRISIO</text:p>
          </table:table-cell>
          <table:table-cell office:value-type="date" office:date-value="1994-02-15T00:00:00" table:style-name="ce2">
            <text:p>15/02/1994</text:p>
          </table:table-cell>
          <table:table-cell office:value-type="string" table:style-name="ce1">
            <text:p>31 anos e 6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2.846.724-40</text:p>
          </table:table-cell>
          <table:table-cell office:value-type="float" office:value="209065641440007" table:style-name="ce1">
            <text:p>2,09066E+14</text:p>
          </table:table-cell>
          <table:table-cell office:value-type="string" table:style-name="ce1">
            <text:p>(81) 9338-90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o marreco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45" table:style-name="ce1">
            <text:p>90,45</text:p>
          </table:table-cell>
          <table:table-cell office:value-type="float" office:value="172" table:style-name="ce1">
            <text:p>172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00/6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NDA ALANA DA SILVA</text:p>
          </table:table-cell>
          <table:table-cell office:value-type="date" office:date-value="2002-09-27T00:00:00" table:style-name="ce2">
            <text:p>27/09/2002</text:p>
          </table:table-cell>
          <table:table-cell office:value-type="string" table:style-name="ce1">
            <text:p>22 anos e 11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1.237.204-06</text:p>
          </table:table-cell>
          <table:table-cell office:value-type="float" office:value="708904711526015" table:style-name="ce1">
            <text:p>7,08905E+14</text:p>
          </table:table-cell>
          <table:table-cell office:value-type="string" table:style-name="ce1">
            <text:p>(81) 98308-55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lves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42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7" table:style-name="ce1">
            <text:p>90,7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20/8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ITIANE LIMA ROCHA DA SILVA</text:p>
          </table:table-cell>
          <table:table-cell office:value-type="date" office:date-value="1999-06-01T00:00:00" table:style-name="ce2">
            <text:p>01/06/1999</text:p>
          </table:table-cell>
          <table:table-cell office:value-type="string" table:style-name="ce1">
            <text:p>26 anos e 3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506.294-36</text:p>
          </table:table-cell>
          <table:table-cell office:value-type="float" office:value="700007079531009" table:style-name="ce1">
            <text:p>7,00007E+14</text:p>
          </table:table-cell>
          <table:table-cell office:value-type="string" table:style-name="ce1">
            <text:p>(81) 98261-10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o reservatório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349999999999994" table:style-name="ce1">
            <text:p>67,35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TA REGINA DOS SANTOS</text:p>
          </table:table-cell>
          <table:table-cell office:value-type="date" office:date-value="2000-10-26T00:00:00" table:style-name="ce2">
            <text:p>26/10/2000</text:p>
          </table:table-cell>
          <table:table-cell office:value-type="string" table:style-name="ce1">
            <text:p>24 anos e 10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401.324-50</text:p>
          </table:table-cell>
          <table:table-cell office:value-type="float" office:value="708901704676012" table:style-name="ce1">
            <text:p>7,08902E+14</text:p>
          </table:table-cell>
          <table:table-cell office:value-type="string" table:style-name="ce1">
            <text:p>(81) 99944-85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o reservatório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849999999999994" table:style-name="ce1">
            <text:p>65,85</text:p>
          </table:table-cell>
          <table:table-cell office:value-type="float" office:value="149" table:style-name="ce1">
            <text:p>149</text:p>
          </table:table-cell>
          <table:table-cell office:value-type="date" office:date-value="2021-12-10T00:00:00" table:style-name="ce2">
            <text:p>10/12/2021</text:p>
          </table:table-cell>
          <table:table-cell office:value-type="string" table:style-name="ce1">
            <text:p>120/80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Habitual</text:p>
          </table:table-cell>
          <table:table-cell office:value-type="float" office:value="225" table:style-name="ce1">
            <text:p>225</text:p>
          </table:table-cell>
          <table:table-cell office:value-type="float" office:value="3" table:style-name="ce1">
            <text:p>3</text:p>
          </table:table-cell>
          <table:table-cell office:value-type="float" office:value="225" table:style-name="ce1">
            <text:p>22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KELLY DE LIMA</text:p>
          </table:table-cell>
          <table:table-cell office:value-type="date" office:date-value="2007-07-30T00:00:00" table:style-name="ce2">
            <text:p>30/07/2007</text:p>
          </table:table-cell>
          <table:table-cell office:value-type="string" table:style-name="ce1">
            <text:p>18 anos e 1 mê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0.728.624-42</text:p>
          </table:table-cell>
          <table:table-cell office:value-type="float" office:value="898004813799762" table:style-name="ce1">
            <text:p>8,98005E+14</text:p>
          </table:table-cell>
          <table:table-cell office:value-type="string" table:style-name="ce1">
            <text:p>(81) 99619-77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a queimad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7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349999999999994" table:style-name="ce1">
            <text:p>67,35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0/7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LENE VIEIRA DA SILVA</text:p>
          </table:table-cell>
          <table:table-cell office:value-type="date" office:date-value="1998-07-31T00:00:00" table:style-name="ce2">
            <text:p>31/07/1998</text:p>
          </table:table-cell>
          <table:table-cell office:value-type="string" table:style-name="ce1">
            <text:p>27 anos e 1 mê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5.294.554-06</text:p>
          </table:table-cell>
          <table:table-cell office:value-type="float" office:value="704600119975620" table:style-name="ce1">
            <text:p>7,046E+14</text:p>
          </table:table-cell>
          <table:table-cell office:value-type="string" table:style-name="ce1">
            <text:p>(81) 98495-75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iorini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41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2" table:style-name="ce1">
            <text:p>74,2</text:p>
          </table:table-cell>
          <table:table-cell office:value-type="float" office:value="154" table:style-name="ce1">
            <text:p>154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0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FERREIRA DE SOUZA</text:p>
          </table:table-cell>
          <table:table-cell office:value-type="date" office:date-value="1980-08-21T00:00:00" table:style-name="ce2">
            <text:p>21/08/1980</text:p>
          </table:table-cell>
          <table:table-cell office:value-type="string" table:style-name="ce1">
            <text:p>45 ano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29.604.174-29</text:p>
          </table:table-cell>
          <table:table-cell office:value-type="float" office:value="700001384804107" table:style-name="ce1">
            <text:p>7,00001E+14</text:p>
          </table:table-cell>
          <table:table-cell office:value-type="string" table:style-name="ce1">
            <text:p>(81) 98897-20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 joaquim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03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6" table:style-name="ce1">
            <text:p>86,6</text:p>
          </table:table-cell>
          <table:table-cell office:value-type="float" office:value="173" table:style-name="ce1">
            <text:p>173</text:p>
          </table:table-cell>
          <table:table-cell office:value-type="date" office:date-value="2021-11-25T00:00:00" table:style-name="ce2">
            <text:p>25/11/2021</text:p>
          </table:table-cell>
          <table:table-cell office:value-type="string" table:style-name="ce1">
            <text:p>95/60</text:p>
          </table:table-cell>
          <table:table-cell office:value-type="date" office:date-value="2021-11-25T00:00:00" table:style-name="ce2">
            <text:p>25/11/2021</text:p>
          </table:table-cell>
          <table:table-cell office:value-type="string" table:style-name="ce1">
            <text:p>Habitual</text:p>
          </table:table-cell>
          <table:table-cell office:value-type="float" office:value="223" table:style-name="ce1">
            <text:p>223</text:p>
          </table:table-cell>
          <table:table-cell office:value-type="float" office:value="6" table:style-name="ce1">
            <text:p>6</text:p>
          </table:table-cell>
          <table:table-cell office:value-type="float" office:value="224" table:style-name="ce1">
            <text:p>2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ANE ALMEIDA DA SILVA</text:p>
          </table:table-cell>
          <table:table-cell office:value-type="date" office:date-value="1990-09-12T00:00:00" table:style-name="ce2">
            <text:p>12/09/1990</text:p>
          </table:table-cell>
          <table:table-cell office:value-type="string" table:style-name="ce1">
            <text:p>34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2000306462584" table:style-name="ce1">
            <text:p>7,02E+14</text:p>
          </table:table-cell>
          <table:table-cell office:value-type="string" table:style-name="ce1">
            <text:p>(08) 19916-89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o reservatório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55" table:style-name="ce1">
            <text:p>82,55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00/8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MARIA GOMES DA SILVA</text:p>
          </table:table-cell>
          <table:table-cell office:value-type="date" office:date-value="2002-04-22T00:00:00" table:style-name="ce2">
            <text:p>22/04/2002</text:p>
          </table:table-cell>
          <table:table-cell office:value-type="string" table:style-name="ce1">
            <text:p>23 anos e 4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637.414-03</text:p>
          </table:table-cell>
          <table:table-cell office:value-type="float" office:value="702406560602424" table:style-name="ce1">
            <text:p>7,02407E+14</text:p>
          </table:table-cell>
          <table:table-cell office:value-type="string" table:style-name="ce1">
            <text:p>(81) 98412-2133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a queimada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7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5" table:style-name="ce1">
            <text:p>56,5</text:p>
          </table:table-cell>
          <table:table-cell office:value-type="float" office:value="166" table:style-name="ce1">
            <text:p>166</text:p>
          </table:table-cell>
          <table:table-cell office:value-type="date" office:date-value="2025-01-06T00:00:00" table:style-name="ce2">
            <text:p>06/01/2025</text:p>
          </table:table-cell>
          <table:table-cell office:value-type="string" table:style-name="ce1">
            <text:p>100/70</text:p>
          </table:table-cell>
          <table:table-cell office:value-type="date" office:date-value="2025-01-06T00:00:00" table:style-name="ce2">
            <text:p>06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JAQUELINE GUILHERMINO</text:p>
          </table:table-cell>
          <table:table-cell office:value-type="date" office:date-value="1984-07-17T00:00:00" table:style-name="ce2">
            <text:p>17/07/1984</text:p>
          </table:table-cell>
          <table:table-cell office:value-type="string" table:style-name="ce1">
            <text:p>41 anos e 1 mê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4.257.804-27</text:p>
          </table:table-cell>
          <table:table-cell office:value-type="float" office:value="701803245776476" table:style-name="ce1">
            <text:p>7,01803E+14</text:p>
          </table:table-cell>
          <table:table-cell office:value-type="string" table:style-name="ce1">
            <text:p>(81) 98770-95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Rua alto do reservatori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.8" table:style-name="ce1">
            <text:p>99,8</text:p>
          </table:table-cell>
          <table:table-cell office:value-type="float" office:value="161.5" table:style-name="ce1">
            <text:p>161,5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30/8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FREITAS DA SILVA</text:p>
          </table:table-cell>
          <table:table-cell office:value-type="date" office:date-value="2004-06-26T00:00:00" table:style-name="ce2">
            <text:p>26/06/2004</text:p>
          </table:table-cell>
          <table:table-cell office:value-type="string" table:style-name="ce1">
            <text:p>21 anos e 2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7.151.864-14</text:p>
          </table:table-cell>
          <table:table-cell office:value-type="float" office:value="704803590927941" table:style-name="ce1">
            <text:p>7,04804E+14</text:p>
          </table:table-cell>
          <table:table-cell office:value-type="string" table:style-name="ce1">
            <text:p>(81) 98657-45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berto lundgren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Jorda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1250-32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14" table:style-name="ce1">
            <text:p>63,14</text:p>
          </table:table-cell>
          <table:table-cell office:value-type="float" office:value="147" table:style-name="ce1">
            <text:p>147</text:p>
          </table:table-cell>
          <table:table-cell office:value-type="date" office:date-value="2024-11-05T00:00:00" table:style-name="ce2">
            <text:p>05/11/2024</text:p>
          </table:table-cell>
          <table:table-cell office:value-type="string" table:style-name="ce1">
            <text:p>110/70</text:p>
          </table:table-cell>
          <table:table-cell office:value-type="date" office:date-value="2024-11-05T00:00:00" table:style-name="ce2">
            <text:p>05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BATISTA DE LIMA</text:p>
          </table:table-cell>
          <table:table-cell office:value-type="date" office:date-value="2002-08-18T00:00:00" table:style-name="ce2">
            <text:p>18/08/2002</text:p>
          </table:table-cell>
          <table:table-cell office:value-type="string" table:style-name="ce1">
            <text:p>23 ano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753.624-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120-27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4-11-07T00:00:00" table:style-name="ce2">
            <text:p>07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UESSYCA DAYSE DE AZEVEDO</text:p>
          </table:table-cell>
          <table:table-cell office:value-type="date" office:date-value="1994-02-21T00:00:00" table:style-name="ce2">
            <text:p>21/02/1994</text:p>
          </table:table-cell>
          <table:table-cell office:value-type="string" table:style-name="ce1">
            <text:p>31 anos e 6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1.583.374-84</text:p>
          </table:table-cell>
          <table:table-cell office:value-type="float" office:value="704803592667246" table:style-name="ce1">
            <text:p>7,04804E+14</text:p>
          </table:table-cell>
          <table:table-cell office:value-type="string" table:style-name="ce1">
            <text:p>(81) 98624-0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R alto do reservatorio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0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7T10:35:05Z</meta:creation-date>
    <dc:date>2025-09-17T10:35:05Z</dc:date>
  </office:meta>
</office:document-meta>
</file>